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1563in" fo:margin-left="-0.0167in" fo:margin-right="2.7854in" style:page-number="auto" table:align="margins" style:shadow="none" style:writing-mode="lr-tb"/>
    </style:style>
    <style:style style:name="Table1.A" style:family="table-column">
      <style:table-column-properties style:column-width="4.1563in" style:rel-column-width="5925*"/>
    </style:style>
    <style:style style:name="Table1.1" style:family="table-row">
      <style:table-row-properties style:min-row-height="3.9688in"/>
    </style:style>
    <style:style style:name="Table1.A1" style:family="table-cell">
      <style:table-cell-properties fo:background-color="transparent" fo:padding="0.0201in" fo:border="none">
        <style:background-image/>
      </style:table-cell-properties>
    </style:style>
    <style:style style:name="Table4" style:family="table">
      <style:table-properties style:width="4.1563in" fo:margin-left="-0.0111in" fo:margin-right="2.7799in" table:align="margins" style:shadow="none" style:writing-mode="lr-tb"/>
    </style:style>
    <style:style style:name="Table4.A" style:family="table-column">
      <style:table-column-properties style:column-width="4.1563in" style:rel-column-width="969*"/>
    </style:style>
    <style:style style:name="Table4.1" style:family="table-row">
      <style:table-row-properties style:min-row-height="4.5in"/>
    </style:style>
    <style:style style:name="Table4.A1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top="0in" fo:margin-bottom="0in" fo:line-height="100%"/>
      <style:text-properties style:font-name="MingLiU-ExtB" fo:font-size="10pt" fo:font-weight="normal" style:font-size-asian="10pt" style:font-weight-asian="normal" style:font-name-complex="Courier New2" style:font-size-complex="10pt" style:font-weight-complex="normal"/>
    </style:style>
    <style:style style:name="P3" style:family="paragraph" style:parent-style-name="Standard">
      <style:paragraph-properties fo:margin-top="0in" fo:margin-bottom="0in" fo:line-height="100%"/>
      <style:text-properties style:font-name="MingLiU-ExtB" fo:font-size="9pt" fo:font-weight="normal" style:font-size-asian="9pt" style:font-weight-asian="normal" style:font-name-complex="Courier New2" style:font-size-complex="9pt" style:font-weight-complex="normal"/>
    </style:style>
    <style:style style:name="P4" style:family="paragraph" style:parent-style-name="Standard">
      <style:paragraph-properties fo:margin-top="0in" fo:margin-bottom="0in" fo:line-height="100%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2pt" fo:font-weight="normal" style:font-size-asian="2pt" style:font-weight-asian="normal" style:font-name-complex="Courier New2" style:font-size-complex="2pt" style:font-weight-complex="normal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Courier New" fo:font-size="12pt" fo:font-weight="normal" style:font-size-asian="12pt" style:font-weight-asian="normal" style:font-name-complex="Courier New2" style:font-size-complex="12pt" style:font-weight-complex="normal"/>
    </style:style>
    <style:style style:name="P8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Courier New1" fo:font-size="10pt" style:font-size-asian="10pt" style:font-name-complex="Courier New2" style:font-size-complex="10pt"/>
    </style:style>
    <style:style style:name="P9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in" style:auto-text-indent="false"/>
      <style:text-properties style:font-name="Courier New1" fo:font-size="10pt" style:font-size-asian="10pt" style:font-name-complex="Courier New2" style:font-size-complex="10pt"/>
    </style:style>
    <style:style style:name="P10" style:family="paragraph" style:parent-style-name="Standard">
      <style:paragraph-properties fo:margin-left="-0.1138in" fo:margin-right="0.0008in" fo:margin-top="0in" fo:margin-bottom="0in" fo:line-height="100%" fo:text-align="center" style:justify-single-word="false" fo:text-indent="0in" style:auto-text-indent="false">
        <style:tab-stops/>
      </style:paragraph-properties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Courier New" fo:font-size="12pt" fo:font-weight="normal" style:font-size-asian="12pt" style:font-weight-asian="normal" style:font-name-complex="Courier New2" style:font-size-complex="12pt" style:font-weight-complex="normal"/>
    </style:style>
    <style:style style:name="P12" style:family="paragraph" style:parent-style-name="Standard">
      <style:paragraph-properties fo:margin-top="0in" fo:margin-bottom="0in" fo:line-height="100%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14" style:family="paragraph" style:parent-style-name="Standard">
      <style:paragraph-properties fo:margin-top="0in" fo:margin-bottom="0in" fo:line-height="100%"/>
      <style:text-properties style:font-name="MingLiU-ExtB" fo:font-size="10pt" fo:font-weight="normal" style:font-size-asian="10pt" style:font-weight-asian="normal" style:font-name-complex="Courier New2" style:font-size-complex="10pt" style:font-weight-complex="normal"/>
    </style:style>
    <style:style style:name="P15" style:family="paragraph" style:parent-style-name="Standard">
      <style:paragraph-properties fo:margin-top="0in" fo:margin-bottom="0in" fo:line-height="100%"/>
      <style:text-properties style:font-name="MingLiU-ExtB" fo:font-size="9pt" fo:font-weight="normal" style:font-size-asian="9pt" style:font-weight-asian="normal" style:font-name-complex="Courier New2" style:font-size-complex="9pt" style:font-weight-complex="normal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2pt" fo:font-weight="normal" style:font-size-asian="2pt" style:font-weight-asian="normal" style:font-name-complex="Courier New2" style:font-size-complex="2pt" style:font-weight-complex="normal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Courier New1" fo:font-size="10pt" style:font-size-asian="10pt" style:font-name-complex="Courier New2" style:font-size-complex="10pt"/>
    </style:style>
    <style:style style:name="P19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in" style:auto-text-indent="false"/>
      <style:text-properties style:font-name="Courier New1" fo:font-size="10pt" style:font-size-asian="10pt" style:font-name-complex="Courier New2" style:font-size-complex="10pt"/>
    </style:style>
    <style:style style:name="T1" style:family="text">
      <style:text-properties fo:letter-spacing="-0.0138in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7">NEW INDIAN MEDICALS</text:p>
            <text:p text:style-name="P5">48,Peeliamman Koil Street,Tharamani,Chennai-600113</text:p>
            <text:p text:style-name="P5">DL.NO.<text:span text:style-name="T1">1678/MIII/20/1682/III/21</text:span></text:p>
            <text:p text:style-name="P5">TIN NO:33340985570</text:p>
            <text:p text:style-name="P5">PHONE: 9884711790, 9884711792</text:p>
            <text:p text:style-name="P2"/>
            <text:p text:style-name="P2"><text:span text:style-name="T4"><text:s text:c="2"/>Cash Bill: </text:span>B0021044<text:span text:style-name="T4"><text:tab/> <text:s text:c="2"/><text:tab/> <text:s text:c="2"/>Date: 11-apr-2015 / 07:05pm</text:span></text:p>
            <text:p text:style-name="P4"><text:s text:c="2"/>Dr: <text:span text:style-name="T5">Dr.MADHUMATHI</text:span></text:p>
            <text:p text:style-name="P4"><text:s text:c="2"/>Name : SIVAPRIYA </text:p>
            <text:p text:style-name="P2"><text:s/>---------------------------------------------------------</text:p>
            <text:p text:style-name="P2"><text:s/><text:span text:style-name="T2"><text:s/></text:span><text:span text:style-name="T4"><text:s/>Qty <text:s text:c="5"/>Particulars<text:tab/> <text:s text:c="12"/>Mfr <text:s text:c="3"/>Batch <text:s text:c="2"/>Exp <text:s text:c="5"/>Amount </text:span></text:p>
            <text:p text:style-name="P2"><text:s/>---------------------------------------------------------</text:p>
            <text:p text:style-name="P3"/>
            <text:p text:style-name="P4"><text:s text:c="3"/>20 TABS <text:s/>DOXINATE TAB<text:tab/> <text:s text:c="12"/>SIG <text:s text:c="3"/>1317 <text:s text:c="3"/>07/16 <text:s text:c="4"/>86.30</text:p>
            <text:p text:style-name="P4"><text:s text:c="3"/>30 TABS <text:s/>VOMIKIND MD 4MG <text:tab/> <text:s text:c="3"/>MANK <text:s text:c="2"/>0030 <text:s text:c="3"/>06/16 <text:s text:c="3"/>126.70</text:p>
            <text:p text:style-name="P4"><text:s text:c="3"/>40 TABS <text:s/>DOXINATE TAB<text:tab/> <text:s text:c="12"/>SIG <text:s text:c="3"/>1321 <text:s text:c="3"/>07/16 <text:s text:c="3"/>172.60</text:p>
            <text:p text:style-name="P2"/>
            <text:p text:style-name="P2"><text:s/>---------------------------------------------------------</text:p>
            <text:p text:style-name="P2"><text:s text:c="2"/><text:span text:style-name="T4">Qty: 90 <text:s/>Items: 3 User: admin <text:s/>RDD: -0.1</text:span> <text:s text:c="2"/><text:span text:style-name="T2">Total</text:span> : <text:span text:style-name="T3"><text:s text:c="5"/>385.50</text:span></text:p>
            <text:p text:style-name="P2"><text:s/>---------------------------------------------------------</text:p>
            <text:p text:style-name="P5">THANK YOU</text:p>
            <text:p text:style-name="P6"/>
            <text:p text:style-name="P5">PHARMACIST: D. SAVITHRI SURESH M.Pharm</text:p>
            <text:p text:style-name="P5"/>
            <text:p text:style-name="P5"/>
            <text:p text:style-name="P8"/>
            <text:p text:style-name="P9"/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/>
            <text:p text:style-name="P7">NEW INDIAN MEDICALS</text:p>
            <text:p text:style-name="P5">48,Peeliamman Koil Street,Tharamani,Chennai-600113</text:p>
            <text:p text:style-name="P10">DL.NO.<text:span text:style-name="T1">1678/MIII/20/1682/III/21</text:span></text:p>
            <text:p text:style-name="P5">TIN NO:33340985570</text:p>
            <text:p text:style-name="P5">PHONE: 9884711790, 9884711792</text:p>
            <text:p text:style-name="P2"/>
            <text:p text:style-name="P2"><text:span text:style-name="T4"><text:s text:c="2"/>Cash Bill: </text:span>B0021104<text:span text:style-name="T4"><text:tab/> <text:s text:c="2"/><text:tab/> <text:s text:c="2"/>Date: 23-apr-2015 / 10:33am</text:span></text:p>
            <text:p text:style-name="P4"><text:s text:c="2"/>Dr: <text:span text:style-name="T5">Dr.MADHUMATHI</text:span></text:p>
            <text:p text:style-name="P4"><text:s text:c="2"/>Name : SUBRAMANI</text:p>
            <text:p text:style-name="P2"><text:s/>---------------------------------------------------------</text:p>
            <text:p text:style-name="P2"><text:s/><text:span text:style-name="T2"><text:s/></text:span><text:span text:style-name="T4"><text:s/>Qty <text:s text:c="5"/>Particulars<text:tab/> <text:s text:c="12"/>Mfr <text:s text:c="3"/>Batch <text:s text:c="2"/>Exp <text:s text:c="5"/>Amount </text:span></text:p>
            <text:p text:style-name="P2"><text:s/>---------------------------------------------------------</text:p>
            <text:p text:style-name="P3"/>
            <text:p text:style-name="P4"><text:s text:c="3"/>60 TAB <text:s text:c="2"/>DIAMIG 50MG<text:tab/><text:tab/> <text:s text:c="3"/>101 <text:s text:c="3"/>522 <text:s text:c="4"/>05/16 <text:s text:c="3"/>636.00</text:p>
            <text:p text:style-name="P4"><text:s text:c="3"/>30 TABS <text:s/>REJOINT <text:s/><text:tab/> <text:s text:c="12"/>843 <text:s text:c="3"/>443 <text:s text:c="4"/>04/16 <text:s text:c="3"/>471.00</text:p>
            <text:p text:style-name="P2"/>
            <text:p text:style-name="P2"><text:s/>---------------------------------------------------------</text:p>
            <text:p text:style-name="P2"><text:s text:c="2"/><text:span text:style-name="T4">Qty: 90 <text:s/>Items: 2 User: admin <text:s/>RDD: 0.0</text:span> <text:s text:c="2"/><text:span text:style-name="T2">Total</text:span> : <text:span text:style-name="T3"><text:s text:c="5"/>1107.00</text:span></text:p>
            <text:p text:style-name="P2"><text:s/>---------------------------------------------------------</text:p>
            <text:p text:style-name="P5">THANK YOU</text:p>
            <text:p text:style-name="P6"/>
            <text:p text:style-name="P5">PHARMACIST: D. SAVITHRI SURESH M.Pharm</text:p>
            <text:p text:style-name="P5"/>
            <text:p text:style-name="P5"/>
            <text:p text:style-name="P8"/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5:38:39.92</meta:creation-date>
    <dc:date>2016-02-12T22:15:31.93</dc:date>
    <meta:editing-duration>PT2H26M12S</meta:editing-duration>
    <meta:editing-cycles>43</meta:editing-cycles>
    <meta:generator>OpenOffice.org/3.4$Win32 OpenOffice.org_project/340m1$Build-9590</meta:generator>
    <meta:document-statistic meta:table-count="2" meta:image-count="0" meta:object-count="0" meta:page-count="1" meta:paragraph-count="37" meta:word-count="144" meta:character-count="1624"/>
  </office:meta>
</office:document-meta>
</file>